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25F000002FB718846B9.png"/>
  <manifest:file-entry manifest:media-type="image/png" manifest:full-path="Pictures/1000020100000369000004560E7D2B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898cm" svg:height="14.5cm" svg:x="1.102cm" svg:y="1cm">
          <draw:image xlink:href="Pictures/1000020100000369000004560E7D2BFD.png" xlink:type="simple" xlink:show="embed" xlink:actuate="onLoad">
            <text:p/>
          </draw:image>
        </draw:frame>
        <draw:frame draw:style-name="gr1" draw:text-style-name="P1" draw:layer="layout" svg:width="10.5cm" svg:height="12.7cm" svg:x="5.5cm" svg:y="16cm">
          <draw:image xlink:href="Pictures/100002010000025F000002FB718846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M45S</meta:editing-duration>
    <meta:editing-cycles>3</meta:editing-cycles>
    <meta:generator>OpenOffice/4.1.7$Win32 OpenOffice.org_project/417m1$Build-9800</meta:generator>
    <dc:date>2024-06-03T13:32:00.11</dc:date>
    <meta:print-date>2024-06-03T13:31:48.45</meta:print-date>
    <meta:document-statistic meta:object-count="2"/>
  </office:meta>
</office:document-meta>
</file>